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3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5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0" style:family="paragraph" style:parent-style-name="Standard">
      <style:paragraph-properties fo:margin-left="0in" fo:margin-right="0in" fo:margin-top="0in" fo:margin-bottom="0.1in" loext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>
      <style:paragraph-properties fo:margin-left="0in" fo:margin-right="0in" fo:margin-top="0in" fo:margin-bottom="0.1in" loext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2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4" style:family="paragraph" style:parent-style-name="Standard">
      <style:paragraph-properties fo:margin-top="0.0835in" fo:margin-bottom="0.111in" loext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5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6" style:family="paragraph" style:parent-style-name="Standard">
      <style:paragraph-properties fo:margin-left="0in" fo:margin-right="0in" fo:margin-top="0in" fo:margin-bottom="0.1in" loext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6" style:family="paragraph" style:parent-style-name="Standard">
      <style:paragraph-properties fo:margin-left="0in" fo:margin-right="0in" fo:margin-top="0in" fo:margin-bottom="0.1in" loext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.1in" loext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0" style:family="paragraph" style:parent-style-name="Standard">
      <style:paragraph-properties fo:margin-top="0.1in" fo:margin-bottom="0in" loext:contextual-spacing="false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 style:master-page-name="">
      <style:paragraph-properties fo:margin-top="0in" fo:margin-bottom="0.1098in" loext:contextual-spacing="false" fo:line-height="120%" style:page-number="auto" fo:break-before="page" fo:padding-left="0in" fo:padding-right="0in" fo:padding-top="0.0138in" fo:padding-bottom="0.0138in" fo:border-left="none" fo:border-right="none" fo:border-top="0.74pt solid #000000" fo:border-bottom="0.26pt solid #808080" style:shadow="none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officeooo:paragraph-rsid="0018f354" style:letter-kerning="true" style:font-size-asian="12pt" style:font-name-complex="Bitstream Charter" style:font-size-complex="12pt"/>
    </style:style>
    <style:style style:name="P44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8801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GRAY CALHOUN</text:p>
      <text:p text:style-name="P1"/>
      <text:p text:style-name="P1"/>
      <text:p text:style-name="P16"><text:span text:style-name="T3"><text:tab/>email: </text:span><text:span text:style-name="T4">gcalhoun@iastate.edu</text:span></text:p>
      <text:p text:style-name="P16"><text:span text:style-name="T3"><text:tab/>phone: </text:span><text:span text:style-name="T4">(858) 361-4248</text:span></text:p>
      <text:p text:style-name="P16"><text:span text:style-name="T3"><text:tab/>website</text:span><text:span text:style-name="T4">: http://</text:span><text:a xlink:type="simple" xlink:href="http://gray.clhn.org/" text:style-name="Internet_20_link" text:visited-style-name="Visited_20_Internet_20_Link"><text:span text:style-name="Internet_20_link"><text:span text:style-name="T5">gray.clhn.org</text:span></text:span></text:a></text:p>
      <text:p text:style-name="P16"><text:span text:style-name="T3"><text:tab/>last updated: </text:span><text:span text:style-name="T4"><text:date style:data-style-name="N84" text:date-value="2015-06-05T00:25:36.199032166">2015-06-04</text:date></text:span></text:p>
      <text:p text:style-name="P23"/>
      <text:p text:style-name="P24">EDUCATION</text:p>
      <text:p text:style-name="P14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3"><text:span text:style-name="T8">MS in Statistics, 2006</text:span><text:span text:style-name="T10"><text:tab/></text:span></text:p>
      <text:p text:style-name="P27"><text:span text:style-name="T8">Thesis title: </text:span><text:span text:style-name="T11">Limit theory for overfit models </text:span></text:p>
      <text:p text:style-name="P29">Advisors: Graham Elliott and Allan Timmermann</text:p>
      <text:p text:style-name="P2"/>
      <text:p text:style-name="P15"><text:span text:style-name="T6">Tufts University<text:tab/></text:span><text:span text:style-name="T7">1997 to 2001</text:span></text:p>
      <text:p text:style-name="P3">BA in Mathematics, 2001</text:p>
      <text:p text:style-name="P6"/>
      <text:p text:style-name="P24">ACADEMIC POSITIONS</text:p>
      <text:p text:style-name="P15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4">GRANTS AND AWARDS</text:p>
      <text:p text:style-name="P36">Iowa State University Strategic Initiative, "Graphical Processing Units (GPU) for Parallel Computing," with Helle Bunzel, Jarad Niemi, and Mervyn Marasinghe, 2012. ($87,727.39)</text:p>
      <text:p text:style-name="P36">Walter P. Heller Award for Outstanding Third-Year Paper, UCSD Economics Department, 2006</text:p>
      <text:p text:style-name="P36"/>
      <text:p text:style-name="P24">PUBLICATIONS</text:p>
      <text:p text:style-name="P28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24"><text:soft-page-break/>WORKING PAPERS</text:p>
      <text:p text:style-name="P37"><text:span text:style-name="T8">Out-of-sample comparisons of overfit models. Working Paper 11002, Iowa State University, 2014 (revise and resubmit, </text:span><text:span text:style-name="T11">Quantitative Economics</text:span><text:span text:style-name="T8">)</text:span></text:p>
      <text:p text:style-name="P37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7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7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7"><text:span text:style-name="T8">Causality in the Reinhart-Rogoff dataset, the plots thicken. 2015 </text:span></text:p>
      <text:p text:style-name="P38">Graphing better Impulse Response Functions for discrete-time linear models. 2015 (joint with Seth Pruitt)</text:p>
      <text:p text:style-name="P38">A simple block bootstrap for asymptotically normal out-of-sample test statistics. 2015</text:p>
      <text:p text:style-name="P18"/>
      <text:p text:style-name="P24">EXTERNAL PRESENTATIONS</text:p>
      <text:p text:style-name="P4">2015<text:tab/>University of Montreal; CIREQ Econometrics Conference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41">TEACHING</text:p>
      <text:p text:style-name="P39"><text:span text:style-name="T8">PhD Econometrics 1 (Team-Based Learning)<text:tab/></text:span><text:span text:style-name="T12">2014 to present</text:span></text:p>
      <text:p text:style-name="P39"><text:span text:style-name="T8">PhD Econometrics 1 (as traditional lectures)<text:tab/></text:span><text:span text:style-name="T12">2009 to 2013</text:span></text:p>
      <text:p text:style-name="P39"><text:span text:style-name="T8">PhD Macroeconometrics<text:tab/></text:span><text:span text:style-name="T12">2011 to present</text:span></text:p>
      <text:p text:style-name="P39"><text:span text:style-name="T8">Principles of Macroeconomics<text:tab/></text:span><text:span text:style-name="T12">2010 to present</text:span></text:p>
      <text:p text:style-name="P39"><text:span text:style-name="T8">Undergraduate Econometrics 3 (UCSD)<text:tab/></text:span><text:span text:style-name="T12">Spring 2009</text:span></text:p>
      <text:p text:style-name="P19"/>
      <text:p text:style-name="P24">GRADUATE STUDENT ADVISING</text:p>
      <text:p text:style-name="P20"><text:tab/>PhD students, Major Professor</text:p>
      <text:p text:style-name="P40">Matt Simpson, PhD Economics and Statistics<text:tab/>2015 (planned)</text:p>
      <text:p text:style-name="P10">Co-advisor with Jarad Niemi</text:p>
      <text:p text:style-name="P10">Placement: Postdoc in Statistics at University of Missouri</text:p>
      <text:p text:style-name="P10"/>
      <text:p text:style-name="P12">Anwen Yin, PhD Economics<text:tab/>2015</text:p>
      <text:p text:style-name="P9">Co-advisor with Helle Bunzel</text:p>
      <text:p text:style-name="P11">Placement: Assistant Prof. of Economics at Texas A&amp;M International University</text:p>
      <text:p text:style-name="P18"/>
      <text:p text:style-name="P21"><text:tab/>Graduate student committee membership</text:p>
      <text:p text:style-name="P35">Samantha Tyner, PhD Statistics<text:tab/>current student</text:p>
      <text:p text:style-name="P35">Carson Sievert, PhD Statistics<text:tab/>current student</text:p>
      <text:p text:style-name="P35">Yang He, PhD Economics<text:tab/>current student</text:p>
      <text:p text:style-name="P30">Ziran Li, PhD Economics<text:tab/><text:span text:style-name="T14">current student</text:span></text:p>
      <text:p text:style-name="P30">Soumnyadip Roy, PhD Economics<text:tab/><text:span text:style-name="T14">current student</text:span></text:p>
      <text:p text:style-name="P31">Zabid Iqbal, PhD Economics<text:tab/><text:span text:style-name="T14">current student</text:span></text:p>
      <text:p text:style-name="P31">Xiying Liu, PhD Economics<text:tab/>2015 (planned)</text:p>
      <text:p text:style-name="P43">Jessica Short, MS Statistics<text:tab/>2015</text:p>
      <text:p text:style-name="P32">Matthew Clancy, PhD Economics<text:tab/>2015</text:p>
      <text:p text:style-name="P32">Sam Helmich, MS Statistics<text:tab/>2015</text:p>
      <text:p text:style-name="P33">Deung-Yong Heo, PhD Economics<text:tab/><text:span text:style-name="T13">2015</text:span></text:p>
      <text:p text:style-name="P33">Yihui Xie, PhD Statistics<text:tab/>2013</text:p>
      <text:p text:style-name="P34">Nathan Zimmerman, MS Statistics<text:tab/>2013</text:p>
      <text:p text:style-name="P34">Jeremiah Richey, PhD Economics<text:tab/>2012</text:p>
      <text:p text:style-name="P34">Ozgu Serttas, PhD Economics<text:tab/>2010</text:p>
      <text:p text:style-name="P18"/>
      <text:p text:style-name="P24"><text:soft-page-break/>PROFESSIONAL SERVICE</text:p>
      <text:p text:style-name="P26"><text:tab/>Journal and handbook referee</text:p>
      <text:p text:style-name="P25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7"/>
      <text:p text:style-name="P20"><text:tab/>University committees at Iowa State</text:p>
      <text:p text:style-name="P31">Faculty Representative Assembly Executive Committee<text:tab/>2014 to present</text:p>
      <text:p text:style-name="P30">Faculty Representative Assembly<text:tab/>2013 to present</text:p>
      <text:p text:style-name="P17"/>
      <text:p text:style-name="P20"><text:tab/>Departmental committees at Iowa State</text:p>
      <text:p text:style-name="P30">Agricultural economist hiring<text:tab/>2014 to 2015</text:p>
      <text:p text:style-name="P30">Environmental and resource economist hiring<text:tab/>2013 to 2014</text:p>
      <text:p text:style-name="P30">Computer support staff hiring<text:tab/>2012 to 2013</text:p>
      <text:p text:style-name="P30">Graduate Student Admissions<text:tab/>2009 to 2013</text:p>
      <text:p text:style-name="P30">Computer Committee<text:tab/>2009 to 2014</text:p>
      <text:p text:style-name="P17"/>
      <text:p text:style-name="P20"><text:tab/>Professional membership</text:p>
      <text:p text:style-name="P22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>0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date>2015-06-05T00:25:36.090416188</dc:date>
    <meta:print-date>2006-06-01T15:06:00</meta:print-date>
    <meta:editing-cycles>22</meta:editing-cycles>
    <meta:editing-duration>PT58M29S</meta:editing-duration>
    <meta:generator>LibreOffice/4.4.2.2$Linux_X86_64 LibreOffice_project/40m0$Build-2</meta:generator>
    <meta:document-statistic meta:table-count="0" meta:image-count="0" meta:object-count="0" meta:page-count="4" meta:paragraph-count="83" meta:word-count="612" meta:character-count="4601" meta:non-whitespace-character-count="4039"/>
  </office:meta>
</office:document-meta>
</file>